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4.25cm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7cm" svg:height="14.5cm" svg:x="7.2cm" svg:y="3cm">
          <draw:text-box>
            <text:p>This is an example imag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6T23:42:40.200832730</meta:creation-date>
    <dc:date>2019-11-16T23:45:23.122445014</dc:date>
    <meta:editing-duration>PT2M50S</meta:editing-duration>
    <meta:editing-cycles>1</meta:editing-cycles>
    <meta:document-statistic meta:object-count="1"/>
    <meta:generator>LibreOffice/5.2.7.2$Linux_ARM_EABI LibreOffice_project/20m0$Build-2</meta:generator>
  </office:meta>
</office:document-meta>
</file>